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8925in"/>
    </style:style>
    <style:style style:name="co2" style:family="table-column">
      <style:table-column-properties fo:break-before="auto" style:column-width="1.728in"/>
    </style:style>
    <style:style style:name="co3" style:family="table-column">
      <style:table-column-properties fo:break-before="auto" style:column-width="2.8835in"/>
    </style:style>
    <style:style style:name="co4" style:family="table-column">
      <style:table-column-properties fo:break-before="auto" style:column-width="1.3016in"/>
    </style:style>
    <style:style style:name="co5" style:family="table-column">
      <style:table-column-properties fo:break-before="auto" style:column-width="2.131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835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9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fo:padding-bottom="0.028in" fo:padding-left="0.0417in" fo:padding-right="0in" fo:padding-top="0.028in" style:vertical-align="top"/>
      <style:text-properties fo:font-size="14pt" style:text-underline-style="none" fo:font-weight="bold"/>
    </style:style>
    <style:style style:name="ce2" style:family="table-cell" style:parent-style-name="Default">
      <style:table-cell-properties fo:background-color="#ffffff" fo:wrap-option="wrap" fo:padding-bottom="0.028in" fo:padding-left="0.0417in" fo:padding-right="0in" fo:padding-top="0.028in" style:vertical-align="top"/>
    </style:style>
    <style:style style:name="ce3" style:family="table-cell" style:parent-style-name="Default">
      <style:table-cell-properties fo:background-color="#666666" fo:wrap-option="wrap" fo:padding-bottom="0.028in" fo:padding-left="0.0417in" fo:padding-right="0in" fo:padding-top="0.028in" style:vertical-align="top"/>
      <style:text-properties fo:color="#ffffff" fo:font-weight="bold"/>
    </style:style>
    <style:style style:name="ce4" style:family="table-cell" style:parent-style-name="Default">
      <style:table-cell-properties fo:background-color="#e6e6ff" fo:wrap-option="wrap" fo:padding-bottom="0.028in" fo:padding-left="0.0417in" fo:padding-right="0in" fo:padding-top="0.028in" style:vertical-align="top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 fo:wrap-option="wrap" fo:padding-bottom="0.028in" fo:padding-left="0.0417in" fo:padding-right="0in" fo:padding-top="0.028in" style:vertical-align="top"/>
      <style:text-properties style:font-name="Bitstream Vera Sans1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</style:style>
    <style:style style:name="ce9" style:family="table-cell" style:parent-style-name="Default">
      <style:table-cell-properties fo:background-color="#666666" style:text-align-source="fix" style:repeat-content="false" fo:padding="0.0209in" style:vertical-align="top"/>
      <style:paragraph-properties fo:text-align="center" fo:margin-left="0in"/>
      <style:text-properties fo:color="#ffffff" fo:font-weight="bold"/>
    </style:style>
    <style:style style:name="ce10" style:family="table-cell" style:parent-style-name="Default">
      <style:table-cell-properties fo:background-color="#ffffcc" style:text-align-source="fix" style:repeat-content="false" fo:padding="0.0209in" style:vertical-align="top"/>
      <style:paragraph-properties fo:text-align="center" fo:margin-left="0in"/>
    </style:style>
    <style:style style:name="ce11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ffcc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ackground-color="#ffffcc" style:text-align-source="fix" style:repeat-content="false" style:vertical-align="top"/>
      <style:paragraph-properties fo:text-align="center" fo:margin-left="0in"/>
    </style:style>
    <style:style style:name="ce15" style:family="table-cell" style:parent-style-name="Default">
      <style:table-cell-properties fo:background-color="#ffffff" fo:wrap-option="wrap" style:vertical-align="top"/>
    </style:style>
    <style:style style:name="ce16" style:family="table-cell" style:parent-style-name="Default">
      <style:table-cell-properties fo:background-color="#666666" style:text-align-source="fix" style:repeat-content="false" fo:wrap-option="wrap" fo:padding="0.0209in" style:vertical-align="top"/>
      <style:paragraph-properties fo:text-align="center" fo:margin-left="0in"/>
      <style:text-properties fo:color="#ffffff" fo:font-weight="bold"/>
    </style:style>
    <style:style style:name="ce17" style:family="table-cell" style:parent-style-name="Default">
      <style:table-cell-properties fo:background-color="#ffcc99" fo:wrap-option="wrap" fo:padding="0.0209in" style:vertical-align="top"/>
    </style:style>
    <style:style style:name="ce18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cc99" fo:wrap-option="wrap" style:vertical-align="top"/>
    </style:style>
    <style:style style:name="ce22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weight="bold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ackground-color="#e6e6e6"/>
      <style:text-properties fo:font-weight="bold"/>
    </style:style>
    <style:style style:name="ce2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Campsite Test Checklist</text:p>
          </table:table-cell>
          <table:table-cell table:style-name="ce8"/>
          <table:table-cell table:style-name="ce15"/>
          <table:table-cell table:number-columns-repeated="252"/>
        </table:table-row>
        <table:table-row table:style-name="ro2">
          <table:table-cell table:style-name="ce2" office:value-type="string">
            <text:p>This spreadsheet is intended to help with the manual testing of campsite. <text:s/>You will go through most of the functionality of the application and verify that it works.</text:p>
          </table:table-cell>
          <table:table-cell table:style-name="ce8"/>
          <table:table-cell table:style-name="ce15"/>
          <table:table-cell table:number-columns-repeated="252"/>
        </table:table-row>
        <table:table-row table:style-name="ro3">
          <table:table-cell table:style-name="ce2"/>
          <table:table-cell table:style-name="ce8"/>
          <table:table-cell table:style-name="ce15"/>
          <table:table-cell table:number-columns-repeated="252"/>
        </table:table-row>
        <table:table-row table:style-name="ro3">
          <table:table-cell table:style-name="ce3" office:value-type="string">
            <text:p>Test</text:p>
          </table:table-cell>
          <table:table-cell table:style-name="ce9" office:value-type="string">
            <text:p>Passed? Firefox</text:p>
          </table:table-cell>
          <table:table-cell table:style-name="ce16" office:value-type="string">
            <text:p>Notes</text:p>
          </table:table-cell>
          <table:table-cell table:style-name="ce22" office:value-type="string">
            <text:p>Passed? IE</text:p>
          </table:table-cell>
          <table:table-cell table:style-name="ce22" office:value-type="string">
            <text:p>Notes</text:p>
          </table:table-cell>
          <table:table-cell table:style-name="ce24" table:number-columns-repeated="250"/>
        </table:table-row>
        <table:table-row table:style-name="ro3">
          <table:table-cell office:value-type="string">
            <text:p>Login with valid user name and password – get to home page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Logout, Login with invalid password – reject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Logout, Login with a different languag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Logout, Previous language remember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Main menu -&gt; Publications, Add a publication, publication add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Configure publication, change values, sav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Delete publication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dd issue -&gt; Use previous structure -&gt; Add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Configure issue -&gt; change all fields -&gt; fields modifi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Configure issue -&gt; preview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Configure issue -&gt; delet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Configure issue -&gt; translate -&gt; get to translation screen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ssue List -&gt; Publish -&gt; Yes (Publish it)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ssue List -&gt; Publish -&gt; Yes (Unpublish it)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ssue List -&gt; Automatic Publishing -&gt; Create action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ssue List -&gt; Automatic Publishing -&gt; Edit -&gt; change values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ssue List -&gt; Automatic Publishing -&gt; Delete action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ssue List -&gt; Translate -&gt; Add -&gt; translation add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ssue List -&gt; Delete -&gt; answer “Yes” -&gt; Issue delet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ssue List -&gt; Delete -&gt; answer “no” -&gt; not delet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ssue List -&gt; preview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Section List -&gt; Add -&gt; dont fill in any fields -&gt; Save -&gt; Error message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Section List -&gt; Add -&gt; Fill in fields correctly -&gt; Save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Section -&gt; Configure -&gt; Change fields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Section -&gt; Configure -&gt; Add section -&gt; get to “Add section” page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Section -&gt; Configure -&gt; Duplicate to new section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Section -&gt; Configure -&gt; Duplicate to existing section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fter duplicate, go to destination section -&gt; success?</text:p>
          </table:table-cell>
          <table:table-cell table:style-name="ce10"/>
          <table:table-cell table:style-name="ce18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fter duplicate, go to source section -&gt; success?</text:p>
          </table:table-cell>
          <table:table-cell table:style-name="ce10"/>
          <table:table-cell table:style-name="ce18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Section -&gt; Configure -&gt; Delete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Section -&gt; Delete -&gt; Cancel -&gt; section not delet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Section -&gt; Delete -&gt; Confirm Yes -&gt; section delet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List -&gt; Add article -&gt; dont fill in anything -&gt; save -&gt; error message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List -&gt; Add article -&gt; fill in article title -&gt; save -&gt; article add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Add article -&gt; article added to the top of the list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Change keywords, name, checkboxes -&gt; save using disk icon on the right side of the input field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Change article text -&gt; save using the “save” button at the bottom of the screen.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Change Status to Submitted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Change status to Published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Change status to New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Preview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Unlock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Translate -&gt; dont fill in fields -&gt; save -&gt; error message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Translate -&gt; fill in name &amp; existing language (already translated section) -&gt; sav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Translate -&gt; fill in name &amp; language isnt supported by a translated section -&gt; prompted for new issue &amp; section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Remove ability to add issues, then try to translate an article to a language that does not have a corresponding translated issu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Remove ability to add sections, then try to translate an article to a language that does not have a corresponding translated section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Switch languag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Duplicate -&gt; Choose destination -&gt; sav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Duplicate -&gt; Change name of target -&gt; new name is save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Duplicate -&gt; Uncheck the box to duplicate -&gt; duplicate should not be created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Duplicate -&gt; select multiple translations, change their names -&gt; duplicate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Move -&gt; choose destination -&gt; save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Automatic Publishing -&gt; dont select anything -&gt; save -&gt; error message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Automatic Publishing -&gt; create event -&gt; save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Automatic Publishing -&gt; delete event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Automatic Publishing -&gt; remove the time -&gt; save -&gt; get error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Topics -&gt; Add topic -&gt; success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Topics -&gt; Delete topic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Topics -&gt; Add topic -&gt; dont select anything -&gt; save -&gt; nothing should happen, screen should not refresh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Images -&gt; Add new image -&gt; dont fill in anything -&gt; click sav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Images -&gt; Add new -&gt; upload an imag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Images -&gt; Add new -&gt; add URL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Images -&gt; Add new -&gt; try to upload something that isnt an imag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Images -&gt; edit image -&gt; Change properties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Images -&gt; remove image from articl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Images -&gt; Add existing image -&gt; Add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Images -&gt; Add existing image -&gt; search using each field -&gt; found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Files -&gt; Add file -&gt; dont fill in anything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Files -&gt; Add file 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Edit -&gt; Edit File -&gt; able to change info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2">
          <table:table-cell office:value-type="string">
            <text:p>Article Edit -&gt; Edit File -&gt; Add HTML special chars to the description -&gt; HTML should not be rendered on the article edit page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Edit -&gt; create an article type with ALL field types -&gt; then check if view mode works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Topics -&gt; add topic with HTML special chars, then edit a subtopic, does the path to this subtopic look correct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Topic with special characters in a “topic article type” - does it show up correctly in the article edit screen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Topics with special characters show up correctly in the “attach topic to article” screen?</text:p>
          </table:table-cell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show only one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actions -&gt; publish articl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actions -&gt; submit articl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actions -&gt; set n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Article List -&gt; actions -&gt; publish schedule</text:p>
          </table:table-cell>
          <table:table-cell table:style-name="ce10" office:value-type="string">
            <text:p>...</text:p>
          </table:table-cell>
          <table:table-cell table:style-name="ce17" office:value-type="string">
            <text:p>If already published, should you be able to schedule it to be published?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2">
          <table:table-cell office:value-type="string">
            <text:p>Article List -&gt; actions -&gt; unlock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How do you lock a file? <text:s/>New files are locked by default, but I don't see how to lock it after that.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actions -&gt; delet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actions -&gt; duplicate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#1977, #1980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actions -&gt; duplicate to another section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#1978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actions -&gt; move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#1979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select all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select non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Order -&gt; move article down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Order -&gt; move article up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Order -&gt; use drop down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Previ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List -&gt; Translat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Configure -&gt; System Prefs -&gt; Change keyword separator, view article -&gt; keyword separator correct?</text:p>
          </table:table-cell>
          <table:table-cell table:style-name="ce10" office:value-type="string">
            <text:p>?</text:p>
          </table:table-cell>
          <table:table-cell table:style-name="ce17" office:value-type="string">
            <text:p>Can't see where this comes into play.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Default" table:number-columns-repeated="2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Create folder -&gt; success?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Create folder with funny characters -&gt; success?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#1968 (.. folder)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Create template -&gt; success?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Upload template -&gt; success?</text:p>
          </table:table-cell>
          <table:table-cell table:style-name="Default" office:value-type="string">
            <text:p>N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duplicate template -&gt; success?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Delete template -&gt; success?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edit template -&gt; save -&gt; success?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edit template, insert &amp;nbsp; -&gt; sav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delete directory with files -&gt; should fail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Gives a bug report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emplates -&gt; delete empty directory -&gt; should succeed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Default" table:number-columns-repeated="2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Types -&gt; Add article typ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Types -&gt; Fields -&gt; Add Field of every typ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Types -&gt; Fields -&gt; Delet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Article Types -&gt; Delet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Default" table:number-columns-repeated="2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Topics -&gt; add root topic -&gt; dont select language or name -&gt; warning message?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#1969. #1970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add root topic 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delet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add subtopic -&gt; dont fill in name -&gt; warning message?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add subtopic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4">
          <table:table-cell office:value-type="string">
            <text:p>Topics -&gt; add translation -&gt; dont select language or fill in name -&gt; warning message?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add translation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edit topic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#1971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edit topic -&gt; dont fill in the nam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select non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select all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Topics -&gt; select just one language -&gt; show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Default" table:number-columns-repeated="2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Languages -&gt; Add languag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Languages -&gt; Delete languag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Languages -&gt; Edit language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/usr</text:p>
          </table:table-cell>
          <table:table-cell table:style-name="Default" table:number-columns-repeated="2"/>
          <table:table-cell table:style-name="ce13"/>
          <table:table-cell table:style-name="ce23"/>
          <table:table-cell table:number-columns-repeated="250"/>
        </table:table-row>
        <table:table-row table:style-name="ro3" table:number-rows-repeated="3">
          <table:table-cell/>
          <table:table-cell table:style-name="Default" table:number-columns-repeated="2"/>
          <table:table-cell table:style-name="ce13"/>
          <table:table-cell table:style-name="ce23"/>
          <table:table-cell table:number-columns-repeated="250"/>
        </table:table-row>
        <table:table-row table:style-name="ro3">
          <table:table-cell office:value-type="string">
            <text:p>Image Archive -&gt; Add new image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#1973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3">
          <table:table-cell/>
          <table:table-cell table:style-name="Default" table:number-columns-repeated="2"/>
          <table:table-cell table:style-name="ce13"/>
          <table:table-cell table:style-name="ce23"/>
          <table:table-cell table:number-columns-repeated="250"/>
        </table:table-row>
        <table:table-row table:style-name="ro5">
          <table:table-cell table:style-name="ce5" office:value-type="string">
            <text:p>Users</text:p>
          </table:table-cell>
          <table:table-cell table:style-name="Default" table:number-columns-repeated="2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5">
          <table:table-cell table:style-name="ce5" office:value-type="string">
            <text:p>Add user -&gt; dont fill in anything -&gt; click save -&gt; error message?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 user -&gt; fill in required fields -&gt; save -&gt; user created?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Logout, login as new user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Edit User -&gt; change password -&gt; logout, login with new password</text:p>
          </table:table-cell>
          <table:table-cell table:style-name="ce11" office:value-type="string">
            <text:p>N</text:p>
          </table:table-cell>
          <table:table-cell table:style-name="Default" office:value-type="string">
            <text:p>See line 194 below (Add/Edit Staff)</text:p>
          </table:table-cell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Edit User -&gt; Change user details -&gt; save -&gt; success?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5">
          <table:table-cell table:style-name="ce6"/>
          <table:table-cell table:style-name="ce12"/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7">
          <table:table-cell table:style-name="ce5" office:value-type="string">
            <text:p>Rights - remove each of the following rights and verify that the user cannot perform the action</text:p>
          </table:table-cell>
          <table:table-cell table:style-name="ce13"/>
          <table:table-cell table:style-name="Default"/>
          <table:table-cell table:style-name="ce13"/>
          <table:table-cell table:style-name="ce23"/>
          <table:table-cell table:number-columns-repeated="5"/>
          <table:table-cell table:style-name="ce25" table:number-columns-repeated="11"/>
          <table:table-cell table:number-columns-repeated="234"/>
        </table:table-row>
        <table:table-row table:style-name="ro6">
          <table:table-cell table:style-name="ce5" office:value-type="string">
            <text:p>Add/Edit Publications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Publication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Change Issues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Issues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Change Sections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Sections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 articles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11"/>
          <table:table-cell table:style-name="ce25" table:number-columns-repeated="5"/>
          <table:table-cell table:number-columns-repeated="234"/>
        </table:table-row>
        <table:table-row table:style-name="ro5">
          <table:table-cell table:style-name="ce5" office:value-type="string">
            <text:p>Change Article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#1974</text:p>
          </table:table-cell>
          <table:table-cell table:style-name="ce13"/>
          <table:table-cell table:style-name="ce23"/>
          <table:table-cell table:number-columns-repeated="250"/>
        </table:table-row>
        <table:table-row table:style-name="ro7">
          <table:table-cell table:style-name="ce5" office:value-type="string">
            <text:p>Publish Article (this also means you cannot do scheduled publishing)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9"/>
          <table:table-cell table:style-name="ce25" table:number-columns-repeated="7"/>
          <table:table-cell table:number-columns-repeated="234"/>
        </table:table-row>
        <table:table-row table:style-name="ro6">
          <table:table-cell table:style-name="ce5" office:value-type="string">
            <text:p>Delete Article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 images</text:p>
          </table:table-cell>
          <table:table-cell table:style-name="ce11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7"/>
          <table:table-cell table:style-name="ce25" table:number-columns-repeated="9"/>
          <table:table-cell table:number-columns-repeated="234"/>
        </table:table-row>
        <table:table-row table:style-name="ro6">
          <table:table-cell table:style-name="ce5" office:value-type="string">
            <text:p>Change images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Images</text:p>
          </table:table-cell>
          <table:table-cell table:style-name="ce11" office:value-type="string">
            <text:p>Y</text:p>
          </table:table-cell>
          <table:table-cell table:style-name="ce20"/>
          <table:table-cell table:style-name="ce13"/>
          <table:table-cell table:style-name="ce23"/>
          <table:table-cell table:number-columns-repeated="2"/>
          <table:table-cell table:style-name="ce25" table:number-columns-repeated="14"/>
          <table:table-cell table:number-columns-repeated="234"/>
        </table:table-row>
        <table:table-row table:style-name="ro5">
          <table:table-cell table:style-name="ce5" office:value-type="string">
            <text:p>Manage Topics</text:p>
          </table:table-cell>
          <table:table-cell table:style-name="Default" office:value-type="string">
            <text:p>Y</text:p>
          </table:table-cell>
          <table:table-cell table:style-name="Default"/>
          <table:table-cell table:style-name="ce13"/>
          <table:table-cell table:style-name="ce23"/>
          <table:table-cell table:number-columns-repeated="2"/>
          <table:table-cell table:style-name="ce25" table:number-columns-repeated="14"/>
          <table:table-cell table:number-columns-repeated="234"/>
        </table:table-row>
        <table:table-row table:style-name="ro6">
          <table:table-cell table:style-name="ce5" office:value-type="string">
            <text:p>Manage Templates</text:p>
          </table:table-cell>
          <table:table-cell table:style-name="ce11" office:value-type="string">
            <text:p>Y</text:p>
          </table:table-cell>
          <table:table-cell table:style-name="ce20"/>
          <table:table-cell table:style-name="ce13"/>
          <table:table-cell table:style-name="ce23"/>
          <table:table-cell table:number-columns-repeated="8"/>
          <table:table-cell table:style-name="ce25" table:number-columns-repeated="8"/>
          <table:table-cell table:number-columns-repeated="234"/>
        </table:table-row>
        <table:table-row table:style-name="ro6">
          <table:table-cell table:style-name="ce5" office:value-type="string">
            <text:p>Delete Templates</text:p>
          </table:table-cell>
          <table:table-cell table:style-name="ce11" office:value-type="string">
            <text:p>Y</text:p>
          </table:table-cell>
          <table:table-cell table:style-name="ce20"/>
          <table:table-cell table:style-name="ce13"/>
          <table:table-cell table:style-name="ce23"/>
          <table:table-cell/>
          <table:table-cell table:style-name="ce25" table:number-columns-repeated="15"/>
          <table:table-cell table:number-columns-repeated="234"/>
        </table:table-row>
        <table:table-row table:style-name="ro7">
          <table:table-cell table:style-name="ce5" office:value-type="string">
            <text:p>ALL template permissions turned off -&gt; main menu "templates" gone?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change article types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article types</text:p>
          </table:table-cell>
          <table:table-cell table:style-name="ce11" office:value-type="string">
            <text:p>Y</text:p>
          </table:table-cell>
          <table:table-cell table:style-name="ce20"/>
          <table:table-cell table:style-name="ce13"/>
          <table:table-cell table:style-name="ce23"/>
          <table:table-cell/>
          <table:table-cell table:style-name="ce25" table:number-columns-repeated="15"/>
          <table:table-cell table:number-columns-repeated="234"/>
        </table:table-row>
        <table:table-row table:style-name="ro7">
          <table:table-cell table:style-name="ce5" office:value-type="string">
            <text:p>ALL article type permissions turned off -&gt; main menu "article types" gone?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Edit languages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languages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7">
          <table:table-cell table:style-name="ce5" office:value-type="string">
            <text:p>ALL language permissions turned off -&gt; main menu "languages" gone?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Edit Countries</text:p>
          </table:table-cell>
          <table:table-cell table:style-name="ce11" office:value-type="string">
            <text:p>N</text:p>
          </table:table-cell>
          <table:table-cell table:style-name="ce19" office:value-type="string">
            <text:p>#1967</text:p>
          </table:table-cell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countries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7">
          <table:table-cell table:style-name="ce5" office:value-type="string">
            <text:p>ALL country permissions turned off -&gt; main menu "countries" gone?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View logs</text:p>
          </table:table-cell>
          <table:table-cell table:style-name="ce11" office:value-type="string">
            <text:p>N</text:p>
          </table:table-cell>
          <table:table-cell table:style-name="ce19" office:value-type="string">
            <text:p>#1966</text:p>
          </table:table-cell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User types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Subscriptions</text:p>
          </table:table-cell>
          <table:table-cell table:style-name="ce11" office:value-type="string">
            <text:p>Y</text:p>
          </table:table-cell>
          <table:table-cell table:style-name="ce20"/>
          <table:table-cell table:style-name="ce13"/>
          <table:table-cell table:style-name="ce23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edit/delete subscribers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staff</text:p>
          </table:table-cell>
          <table:table-cell table:style-name="ce11" office:value-type="string">
            <text:p>Y</text:p>
          </table:table-cell>
          <table:table-cell table:style-name="ce19"/>
          <table:table-cell table:style-name="ce12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8">
          <table:table-cell table:style-name="ce5" office:value-type="string">
            <text:p>add/edit staff</text:p>
          </table:table-cell>
          <table:table-cell table:style-name="ce11" office:value-type="string">
            <text:p>N</text:p>
          </table:table-cell>
          <table:table-cell table:style-name="ce20" office:value-type="string">
            <text:p>See issue #1961; #1962; #1963; #1964; #1965</text:p>
          </table:table-cell>
          <table:table-cell table:style-name="ce13"/>
          <table:table-cell table:style-name="ce23"/>
          <table:table-cell table:number-columns-repeated="7"/>
          <table:table-cell table:style-name="ce25" table:number-columns-repeated="9"/>
          <table:table-cell table:number-columns-repeated="234"/>
        </table:table-row>
        <table:table-row table:style-name="ro3" table:number-rows-repeated="3">
          <table:table-cell table:style-name="ce7"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 table:number-rows-repeated="75">
          <table:table-cell/>
          <table:table-cell table:style-name="ce10"/>
          <table:table-cell table:style-name="ce17"/>
          <table:table-cell table:style-name="ce13"/>
          <table:table-cell table:style-name="ce23"/>
          <table:table-cell table:number-columns-repeated="250"/>
        </table:table-row>
        <table:table-row table:style-name="ro3" table:number-rows-repeated="145">
          <table:table-cell table:number-columns-repeated="3"/>
          <table:table-cell table:style-name="ce13"/>
          <table:table-cell table:style-name="ce23"/>
          <table:table-cell table:number-columns-repeated="250"/>
        </table:table-row>
        <table:table-row table:style-name="ro3" table:number-rows-repeated="106">
          <table:table-cell table:number-columns-repeated="3"/>
          <table:table-cell table:style-name="ce13"/>
          <table:table-cell table:number-columns-repeated="251"/>
        </table:table-row>
        <table:table-row table:style-name="ro3" table:number-rows-repeated="31548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Nimbus Sans L1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Sans Serif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1">06/01/2006</text:date>, <text:time>18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5-06-07T16:04:53</meta:creation-date>
    <dc:date>2006-06-01T18:05:26</dc:date>
    <dc:language>en-US</dc:language>
    <meta:editing-cycles>44</meta:editing-cycles>
    <meta:editing-duration>P7DT3H29M18S</meta:editing-duration>
    <meta:user-defined meta:name="Info 1"/>
    <meta:user-defined meta:name="Info 2"/>
    <meta:user-defined meta:name="Info 3"/>
    <meta:user-defined meta:name="Info 4"/>
    <meta:document-statistic meta:table-count="3" meta:cell-count="272"/>
  </office:meta>
</office:document-meta>
</file>